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25A0000007DCDB42C9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25cm" fo:min-width="5cm"/>
    </style:style>
    <style:style style:name="gr3" style:family="graphic" style:parent-style-name="standard">
      <style:graphic-properties draw:fill-color="#1abc9c" draw:textarea-horizontal-align="justify" draw:textarea-vertical-align="middle" draw:auto-grow-height="false" fo:min-height="4.38cm" fo:min-width="11.075cm" fo:wrap-option="no-wrap"/>
    </style:style>
    <style:style style:name="gr4" style:family="graphic" style:parent-style-name="standard">
      <style:graphic-properties draw:stroke="none" draw:fill="none" fo:min-height="12.285cm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60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color="#ffffff"/>
    </style:style>
    <style:style style:name="P5" style:family="paragraph">
      <loext:graphic-properties draw:fill-color="#1abc9c"/>
      <style:paragraph-properties fo:text-align="start"/>
      <style:text-properties fo:color="#ffffff"/>
    </style:style>
    <style:style style:name="P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e74c3c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2c3e50" fo:font-weight="bold" style:font-weight-asian="bold" style:font-weight-complex="bold"/>
    </style:style>
    <style:style style:name="T5" style:family="text">
      <style:text-properties fo:color="#e74c3c" fo:font-weight="normal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owered by LibreOffice 4.4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5.601cm" svg:x="1cm" svg:y="9.031cm" presentation:class="title" presentation:user-transformed="true">
          <draw:text-box>
            <text:p>Document Freedom Day 2015<text:line-break/>ドキュメント自由の日 2015<text:line-break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2015.2.11(Wed)</text:p>
            <text:p>Open Source Conference 2015 Hamanako</text:p>
            <text:p>Naruhiko Ogasawara</text:p>
            <text:p>LibreOffice Japanese Te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Freedom Dayとは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DocumentのFreedomを祝う日</text:p>
              </text:list-item>
              <text:list-item>
                <text:p>DocumentのFreedomについて考える日</text:p>
              </text:list-item>
              <text:list-item>
                <text:p>毎年、3月の最終水曜日</text:p>
                <text:list>
                  <text:list-item>
                    <text:p>今月は<text:span text:style-name="T2">3</text:span><text:span text:style-name="T2">月</text:span><text:span text:style-name="T2">25</text:span><text:span text:style-name="T2">日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5cm" svg:height="1.5cm" svg:x="2cm" svg:y="5.9cm">
          <text:p text:style-name="P2">文　　　書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.5cm" svg:x="8cm" svg:y="5.9cm">
          <text:p text:style-name="P2">自　　　由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5cm" svg:height="5cm" svg:x="14.5cm" svg:y="11.5cm">
          <text:p text:style-name="P4"><text:span text:style-name="T3">自由とは「これ」という定義があるものでは</text:span></text:p>
          <text:p text:style-name="P4"><text:span text:style-name="T3">ない。</text:span></text:p>
          <text:p text:style-name="P4"><text:span text:style-name="T3">一人一人の「自由」は異なっていて当たり前。</text:span></text:p>
          <text:p text:style-name="P4"><text:span text:style-name="T3">だけど、普段からそんなに難しいことを考え</text:span></text:p>
          <text:p text:style-name="P4"><text:span text:style-name="T3">るのは大変だよね。</text:span></text:p>
          <text:p text:style-name="P4"><text:span text:style-name="T3">だから、一日ぐらいそういうことを考える日</text:span></text:p>
          <text:p text:style-name="P4"><text:span text:style-name="T3">があってもいいじゃない、ということ。</text:span></text:p>
          <draw:enhanced-geometry svg:viewBox="0 0 21600 21600" draw:text-areas="800 800 20800 20800" draw:type="round-rectangular-callout" draw:modifiers="5834.98920086393 -6897.66046790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  <text:list-item>
                <text:p>文書といっても、いわゆるオフィス文書に限らない</text:p>
                <text:list>
                  <text:list-item>
                    <text:p>音楽とか</text:p>
                  </text:list-item>
                  <text:list-item>
                    <text:p>画像・写真とか</text:p>
                  </text:list-item>
                  <text:list-item>
                    <text:p>地図情報とか</text:p>
                  </text:list-item>
                  <text:list-item>
                    <text:p>3Dプリンターのデータとか</text:p>
                  </text:list-item>
                </text:list>
              </text:list-item>
              <text:list-item>
                <text:p>いまや、どんな文書もデジタル</text:p>
                <text:list>
                  <text:list-item>
                    <text:p>デジタルデータが自由に交換できることはとても大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標準じゅーよー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例えばWEBページ</text:p>
                <text:list>
                  <text:list-item>
                    <text:p>どの環境で見ても（ほぼ）同じように見える</text:p>
                  </text:list-item>
                  <text:list-item>
                    <text:p>それはなぜ？</text:p>
                  </text:list-item>
                </text:list>
              </text:list-item>
              <text:list-item>
                <text:p>HTML + CSS + JavaScript</text:p>
                <text:list>
                  <text:list-item>
                    <text:p>どう書けばどういう見た目になる、という決まりごと</text:p>
                  </text:list-item>
                  <text:list-item>
                    <text:p>公の場で議論され、決められ、参照される</text:p>
                  </text:list-item>
                  <text:list-item>
                    <text:p><text:span text:style-name="T2">オープンな標準</text:span></text:p>
                  </text:list-item>
                </text:list>
              </text:list-item>
              <text:list-item>
                <text:p><text:span text:style-name="T4">オープンな標準があるから、自由な文書交換ができ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  <text:list-item>
                <text:p>自分の所属する組織に働きかけよう！</text:p>
                <text:list>
                  <text:list-item>
                    <text:p>会社／学校、地方自治体、……</text:p>
                  </text:list-item>
                </text:list>
              </text:list-item>
              <text:list-item>
                <text:p><text:span text:style-name="T2">Documet Freedom Day</text:span><text:span text:style-name="T2">を集まって祝おう！</text:span></text:p>
                <text:list>
                  <text:list-item>
                    <text:p><text:span text:style-name="T5">どんな会にするかはみなさん次第</text:span></text:p>
                  </text:list-item>
                  <text:list-item>
                    <text:p><text:span text:style-name="T5">東京地区でもイベントやります！</text:span></text:p>
                  </text:list-item>
                  <text:list-item>
                    <text:p><text:span text:style-name="T2">ぜひ浜名湖エリアでも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joy Document Freedom Day!</text:p>
          </draw:text-box>
        </draw:frame>
        <draw:frame draw:style-name="gr4" draw:text-style-name="P6" draw:layer="layout" svg:width="25.5cm" svg:height="12.535cm" svg:x="1cm" svg:y="7cm">
          <draw:text-box>
            <text:p text:style-name="P2"><text:span text:style-name="T6"><text:a xlink:href="http://documentfreedom.org/" xlink:type="simple">http://documentfreedom.org/</text:a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7">パンフレットは</text:span></text:p>
            <text:p text:style-name="P2"><text:span text:style-name="T7"><text:a xlink:href="https://gitorious.org/document_freedom_day" xlink:type="simple">https://gitorious.org/document_freedom_day</text:a></text:span></text:p>
            <text:p text:style-name="P2"><text:span text:style-name="T7">の</text:span><text:span text:style-name="T7">Artwork</text:span><text:span text:style-name="T7">リポジトリの</text:span></text:p>
            <text:p text:style-name="P2"><text:span text:style-name="T7">2014/leaflet/intro-to-open-standards/ja </text:span><text:span text:style-name="T7">からゲットできるよ！</text:span></text:p>
          </draw:text-box>
        </draw:frame>
        <draw:frame draw:style-name="gr5" draw:text-style-name="P3" draw:layer="layout" svg:width="15.927cm" svg:height="3.306cm" svg:x="5.771cm" svg:y="9.5cm">
          <draw:image xlink:href="Pictures/100002010000025A0000007DCDB42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0:46:27.009317927</meta:creation-date>
    <meta:editing-duration>PT3H58M38S</meta:editing-duration>
    <meta:editing-cycles>17</meta:editing-cycles>
    <meta:generator>LibreOffice/4.4.0.3$Linux_X86_64 LibreOffice_project/40m0$Build-3</meta:generator>
    <dc:date>2015-02-13T01:30:26.011747295</dc:date>
    <dc:creator>Ogasawara Naruhiko</dc:creator>
    <meta:document-statistic meta:object-count="76"/>
    <meta:template xlink:type="simple" xlink:actuate="onRequest" xlink:title="Midnightblue" xlink:href="../../../../../usr/lib/libreoffice/share/template/common/presnt/Midnightblue.otp" meta:date="2015-02-11T10:46:26.7570160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